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-asian="Times New Roman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style:font-name-complex="Arial"/>
    </style:style>
  </office:automatic-styles>
  <office:body>
    <office:text text:use-soft-page-breaks="true">
      <text:p text:style-name="P1">I was a child actor performing in theatres</text:p>
      <text:p text:style-name="Normal">I was nicknamed as Idli as that was my favourite food</text:p>
      <text:p text:style-name="Normal">My favorite cartoon is “He-Man – Master of the Universe”</text:p>
      <text:p text:style-name="P2">I love listening to stories<text:s/>and read them back to every one looking at pictures, before I learnt reading</text:p>
      <text:p text:style-name="Normal">My nick name was ‘Y’ in school and college</text:p>
      <text:p text:style-name="Normal">I have driven from alone from San Francisco to Boston which covered 3500 miles and 4 time zones</text:p>
      <text:p text:style-name="Normal">I have a star friend</text:p>
      <text:p text:style-name="P3">My first cat was called Binky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ognizant Technology Solutions</meta:initial-creator>
    <dc:creator>Cognizant Technology Solutions</dc:creator>
    <meta:creation-date>2015-11-10T13:07:00Z</meta:creation-date>
    <dc:date>2015-11-10T13:29:00Z</dc:date>
    <meta:template xlink:href="Normal" xlink:type="simple"/>
    <meta:editing-cycles>2</meta:editing-cycles>
    <meta:editing-duration>PT960S</meta:editing-duration>
    <meta:document-statistic meta:page-count="1" meta:paragraph-count="1" meta:word-count="67" meta:character-count="449" meta:row-count="3" meta:non-whitespace-character-count="383"/>
  </office:meta>
</office:document-meta>
</file>